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35f3"/>
    </style:style>
    <style:style style:name="T1" style:family="text">
      <style:text-properties officeooo:rsid="001c3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niversidade Federal do Rio de Janeiro</text:p>
      <text:p text:style-name="P1">PS-GRIS</text:p>
      <text:p text:style-name="P1">Autor: Pedro Jullian Medina Torres Graca</text:p>
      <text:p text:style-name="P1">TAG: Ethical Hacking</text:p>
      <text:p text:style-name="P1">Aplicador: <text:span text:style-name="T1">Arthur Castro</text:span></text:p>
      <text:p text:style-name="Standard">Descricao: <text:span text:style-name="T1">Redação de forma livre sobre diferença ética entre Hacking Ético e Hackerativismo.</text:span></text:p>
      <text:p text:style-name="Standard"/>
      <text:p text:style-name="P1">-*--*--*--*--*--*--*--*--*--*--*--*--*--*--*--*--*--*--*--*--*--*--*--*--*--*--*--*--*--*--*--*--*--*-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7:14:38.695721258</meta:creation-date>
    <dc:date>2020-03-09T17:25:16.493478309</dc:date>
    <meta:editing-duration>PT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6" meta:character-count="324" meta:non-whitespace-character-count="298"/>
  </office:meta>
</office:document-meta>
</file>